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Helvetica" svg:font-family="Helvetica"/>
    <style:font-face style:name="StarSymbol" svg:font-family="StarSymbol"/>
    <style:font-face style:name="Tahoma1" svg:font-family="Tahoma"/>
    <style:font-face style:name="Times" svg:font-family="Times"/>
    <style:font-face style:name="Helvetica1" svg:font-family="Helvetica" style:font-family-generic="swiss"/>
    <style:font-face style:name="Bitstream Vera Sans" svg:font-family="'Bitstream Vera Sans'" style:font-family-generic="swiss" style:font-pitch="variable"/>
    <style:font-face style:name="AR PL ShanHeiSun Uni" svg:font-family="'AR PL ShanHeiSun Uni'" style:font-family-generic="system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Helvetica1" fo:font-size="10pt" style:font-size-asian="10pt" style:font-size-complex="10pt"/>
    </style:style>
    <style:style style:name="P2" style:family="paragraph" style:parent-style-name="Standard">
      <style:text-properties style:font-name="Helvetica1" fo:font-weight="bold" style:font-weight-asian="bold" style:font-weight-complex="bold"/>
    </style:style>
    <style:style style:name="P3" style:family="paragraph" style:parent-style-name="Text_20_body">
      <style:text-properties style:font-name="Helvetica1"/>
    </style:style>
    <style:style style:name="P4" style:family="paragraph" style:parent-style-name="Text_20_body">
      <style:text-properties style:font-name="Helvetica1" fo:font-weight="bold" style:font-weight-asian="bold" style:font-weight-complex="bold"/>
    </style:style>
    <style:style style:name="P5" style:family="paragraph" style:parent-style-name="Text_20_body" style:list-style-name="L1">
      <style:text-properties style:font-name="Helvetica1"/>
    </style:style>
    <style:style style:name="P6" style:family="paragraph" style:parent-style-name="Text_20_body" style:list-style-name="L1">
      <style:text-properties style:font-name="Helvetica1"/>
    </style:style>
    <style:style style:name="P7" style:family="paragraph" style:parent-style-name="Text_20_body" style:list-style-name="L1">
      <style:text-properties style:font-name="Helvetica1"/>
    </style:style>
    <style:style style:name="P8" style:family="paragraph" style:parent-style-name="Text_20_body" style:list-style-name="L1">
      <style:text-properties style:font-name="Helvetica1"/>
    </style:style>
    <style:style style:name="P9" style:family="paragraph" style:parent-style-name="Text_20_body" style:list-style-name="L1">
      <style:text-properties style:font-name="Helvetica1"/>
    </style:style>
    <style:style style:name="P10" style:family="paragraph" style:parent-style-name="Text_20_body" style:list-style-name="L1">
      <style:text-properties style:font-name="Helvetica1"/>
    </style:style>
    <style:style style:name="P11" style:family="paragraph" style:parent-style-name="Text_20_body" style:list-style-name="L1">
      <style:text-properties style:font-name="Helvetica1"/>
    </style:style>
    <style:style style:name="P12" style:family="paragraph" style:parent-style-name="Text_20_body" style:list-style-name="L2">
      <style:text-properties style:font-name="Helvetica1"/>
    </style:style>
    <style:style style:name="P13" style:family="paragraph" style:parent-style-name="Text_20_body" style:list-style-name="L2">
      <style:text-properties style:font-name="Helvetica1"/>
    </style:style>
    <style:style style:name="P14" style:family="paragraph" style:parent-style-name="Text_20_body" style:list-style-name="L2">
      <style:text-properties style:font-name="Helvetica1"/>
    </style:style>
    <style:style style:name="P15" style:family="paragraph" style:parent-style-name="Text_20_body" style:list-style-name="L2">
      <style:text-properties style:font-name="Helvetica1"/>
    </style:style>
    <style:style style:name="P16" style:family="paragraph" style:parent-style-name="Text_20_body" style:list-style-name="L2">
      <style:text-properties style:font-name="Helvetica1"/>
    </style:style>
    <style:style style:name="P17" style:family="paragraph" style:parent-style-name="Text_20_body" style:list-style-name="L3">
      <style:text-properties style:font-name="Helvetica1"/>
    </style:style>
    <style:style style:name="P18" style:family="paragraph" style:parent-style-name="Text_20_body" style:list-style-name="L4">
      <style:text-properties style:font-name="Helvetica1"/>
    </style:style>
    <style:style style:name="P19" style:family="paragraph" style:parent-style-name="Text_20_body" style:list-style-name="L4">
      <style:text-properties style:font-name="Helvetica1"/>
    </style:style>
    <style:style style:name="P20" style:family="paragraph" style:parent-style-name="Text_20_body" style:list-style-name="L4">
      <style:text-properties style:font-name="Helvetica1"/>
    </style:style>
    <style:style style:name="P21" style:family="paragraph" style:parent-style-name="Text_20_body" style:list-style-name="L3">
      <style:paragraph-properties fo:margin-left="0.4925in" fo:margin-right="0in" fo:text-indent="0in" style:auto-text-indent="false"/>
      <style:text-properties style:font-name="Helvetica1"/>
    </style:style>
    <style:style style:name="P22" style:family="paragraph" style:parent-style-name="Text_20_body" style:list-style-name="L3">
      <style:paragraph-properties fo:margin-left="0.4925in" fo:margin-right="0in" fo:text-indent="0in" style:auto-text-indent="false"/>
      <style:text-properties style:font-name="Helvetica1"/>
    </style:style>
    <style:style style:name="P23" style:family="paragraph" style:parent-style-name="Text_20_body" style:list-style-name="L3">
      <style:paragraph-properties fo:margin-left="0.4925in" fo:margin-right="0in" fo:text-indent="0in" style:auto-text-indent="false"/>
      <style:text-properties style:font-name="Helvetica1"/>
    </style:style>
    <style:style style:name="P24" style:family="paragraph" style:parent-style-name="Text_20_body" style:list-style-name="L4">
      <style:paragraph-properties fo:margin-left="0.4925in" fo:margin-right="0in" fo:text-indent="0in" style:auto-text-indent="false"/>
      <style:text-properties style:font-name="Helvetica1"/>
    </style:style>
    <style:style style:name="P25" style:family="paragraph" style:parent-style-name="Text_20_body" style:list-style-name="L4">
      <style:paragraph-properties fo:margin-left="0.4925in" fo:margin-right="0in" fo:text-indent="0in" style:auto-text-indent="false"/>
      <style:text-properties style:font-name="Helvetica1"/>
    </style:style>
    <style:style style:name="P26" style:family="paragraph" style:parent-style-name="Text_20_body">
      <style:paragraph-properties fo:margin-left="0in" fo:margin-right="0in" fo:text-indent="0in" style:auto-text-indent="false"/>
      <style:text-properties style:font-name="Helvetica1"/>
    </style:style>
    <style:style style:name="P27" style:family="paragraph" style:parent-style-name="Text_20_body" style:list-style-name="L4">
      <style:paragraph-properties fo:margin-left="0in" fo:margin-right="0in" fo:text-indent="0in" style:auto-text-indent="false"/>
    </style:style>
    <style:style style:name="T1" style:family="text">
      <style:text-properties style:font-name="Helvetica1"/>
    </style:style>
    <text:list-style style:name="L1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5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gCIMON - Continuous Integration Monitor GNOME Panel Applet</text:h>
      <text:p text:style-name="P2"/>
      <text:p text:style-name="P2">Requirements Specification</text:p>
      <text:p text:style-name="P1">Version 1.0</text:p>
      <text:p text:style-name="P1">2008-03-24</text:p>
      <text:p text:style-name="Standard"/>
      <text:p text:style-name="Standard"/>
      <text:p text:style-name="Standard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Prepared By:</text:p>
      <text:p text:style-name="P1">Brian Munroe</text:p>
      <text:p text:style-name="P1">brian.e.munroe@gmail.com</text:p>
      <text:h text:style-name="Heading_20_1" text:outline-level="1"><text:soft-page-break/>1.0 – Introduction</text:h>
      <text:p text:style-name="P3">In an attempt to improve my software development skills, I've decided to scratch an itch. <text:s/>I develop Java web applications using the GNOME Desktop, Ant, and gEdit. <text:s/>I also use a continuous integration server to make sure my code jives with the other developers on my team. <text:s/>We currently use Hudson, which has a very nice web interface, but it is a bit of a pain to develop on a 12” notebook and keep an IDE and a browser open, just to monitor the build statuses.</text:p>
      <text:p text:style-name="P3">I am planning to develop a GNOME panel applet that will monitor a CI server and report project build statuses and other metrics. <text:s/>The applet will be implemented in Python using the GNOME applet framework, which is included with GNOME by default. <text:s/>My base distribution is Ubuntu 7.10, with the potential of moving to Ubuntu 8.04 when it becomes available.</text:p>
      <text:h text:style-name="Heading_20_1" text:outline-level="1">2.0 – Planning Requirements</text:h>
      <text:p text:style-name="P3">In addition to improving my software development skills, I will also attempt to improve my software project management skills. <text:s/>I am expecting to manage the entire software process, from planning to implementation to release and maintenance. <text:s/>I expect to develop a project plan which will include time lines for planning, development, project set up (online) prior to any actual code writing. <text:s/>Also, since this is a personal project, funded by only myself, excellent time management is critical to the success of the project. <text:s/>I would like to spend around at a minimum of 8 hours per week at the beginning.</text:p>
      <text:h text:style-name="Heading_20_1" text:outline-level="1">3.0 - Interface Requirements</text:h>
      <text:p text:style-name="P3">I have a basic idea of what the application should do, but I would like to spend some time studying the Hudson UI and feature set to determine what would be the most beneficial things to include in the first release. <text:s/>The crux of the problem might be trying to use features from the Hudson CI tool that might not be available in other CIs (which will come at a later date)</text:p>
      <text:h text:style-name="Heading_20_2" text:outline-level="2">3.1 - Panel Applet (Application Icon)</text:h>
      <text:p text:style-name="P3">The applet will reside on the panel (menu bar) and will be color changing, depending upon the status of the builds that are being monitored. <text:s/>The applet will have several events a single click will make the primary interface appear, while a right-click will make a context menu appear. <text:s/>These interfaces are outlined in more detail below.</text:p>
      <text:h text:style-name="Heading_20_2" text:outline-level="2"><text:soft-page-break/>3.2 - Primary Interface</text:h>
      <text:p text:style-name="P3">The primary interface will be accessed by a single click of the panel applet. <text:s/>This piece of the UI will show the statuses of the projects configured for monitoring. <text:s/>It will have the following features:</text:p>
      <text:list text:style-name="L1">
        <text:list-item>
          <text:p text:style-name="P5">Current Build Status Icon (colorized for status)</text:p>
        </text:list-item>
        <text:list-item>
          <text:p text:style-name="P5">"Weather Report" project status Icon (shape changing for weather)</text:p>
        </text:list-item>
        <text:list-item>
          <text:p text:style-name="P5">Project URL will open browser to Hudson Web interface</text:p>
        </text:list-item>
        <text:list-item>
          <text:p text:style-name="P5">Project "Refresh" button</text:p>
        </text:list-item>
        <text:list-item>
          <text:p text:style-name="P5">Window Close</text:p>
        </text:list-item>
        <text:list-item>
          <text:p text:style-name="P5">"All Projects Refresh" button</text:p>
        </text:list-item>
        <text:list-item>
          <text:p text:style-name="P5">Application Activity (throbber) indicator</text:p>
        </text:list-item>
      </text:list>
      <text:h text:style-name="Heading_20_2" text:outline-level="2" text:is-list-header="true">3.3 - Context Menu Interface</text:h>
      <text:p text:style-name="P3">By right-clicking on the panel applet icon, a context menu will appear. <text:s/>This context menu will give the user the ability to do the following</text:p>
      <text:list text:style-name="L2">
        <text:list-item>
          <text:p text:style-name="P12">Exit the application</text:p>
        </text:list-item>
        <text:list-item>
          <text:p text:style-name="P12">Provide some meta info regarding the applet (About)</text:p>
        </text:list-item>
        <text:list-item>
          <text:p text:style-name="P12">Remove / Move / Lock to panel (GNOME HIG)</text:p>
        </text:list-item>
        <text:list-item>
          <text:p text:style-name="P12">Access Help</text:p>
        </text:list-item>
        <text:list-item>
          <text:p text:style-name="P12">Open the Preferences (Configure) UI</text:p>
        </text:list-item>
      </text:list>
      <text:h text:style-name="Heading_20_2" text:outline-level="2">3.4 - Preferences Interface</text:h>
      <text:p text:style-name="P3">The Preferences interface is used to add, remove and modify projects a user wishes to monitor. <text:s/>It will also give the user the ability to configure general application settings, which have yet to be determined. <text:s/>From viewing several popular applications (gEdit, F-Spot, Movie Player) it would seem that References Interfaces are usually implemented using Tabbed Notebook widgets or a list control (See Fig 6-25 in the following URL)</text:p>
      <text:p text:style-name="P3">http://library.gnome.org/devel/hig-book/2.22/controls-notebooks.html.en</text:p>
      <text:p text:style-name="P3">However, in the first release, it doesn't appear that I'll have enough requirements to fill more then a Projects tab, so both a Tabbed Notebook or a List Control might be overkill. <text:s/>Currently the only list element will be Project, which should include:</text:p>
      <text:list text:style-name="L3">
        <text:list-item>
          <text:p text:style-name="P17"><text:soft-page-break/>Projects Element</text:p>
        </text:list-item>
        <text:list-item>
          <text:p text:style-name="P21">Add New Project</text:p>
        </text:list-item>
        <text:list-item>
          <text:p text:style-name="P21">Edit Project</text:p>
        </text:list-item>
        <text:list-item>
          <text:p text:style-name="P21">Delete Project</text:p>
        </text:list-item>
      </text:list>
      <text:h text:style-name="Heading_20_3" text:outline-level="3">3.4.1 - Add New / Edit Project Interface</text:h>
      <text:p text:style-name="P3">The Add New and Edit Project interfaces will include the following elements:</text:p>
      <text:list text:style-name="L4">
        <text:list-item>
          <text:p text:style-name="P18">Server Type - Which back end to use (Hudson, Cruise Control, etc)</text:p>
        </text:list-item>
        <text:list-item>
          <text:p text:style-name="P18">Project URL - What is the project entry point</text:p>
        </text:list-item>
        <text:list-item>
          <text:p text:style-name="P18">Authentication</text:p>
        </text:list-item>
        <text:list-item>
          <text:p text:style-name="P24">Username</text:p>
        </text:list-item>
        <text:list-item>
          <text:p text:style-name="P24">Password</text:p>
        </text:list-item>
        <text:list-item>
          <text:p text:style-name="P27"><text:span text:style-name="T1">Monitoring Interval</text:span></text:p>
        </text:list-item>
      </text:list>
      <text:h text:style-name="Heading_20_3" text:outline-level="3">3.4.2 - Delete Project Interface</text:h>
      <text:p text:style-name="P26">The Delete Project interface is a very simple Yes/No dialog that just confirms that the user wants to delete the specified projec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Helvetica" svg:font-family="Helvetica"/>
    <style:font-face style:name="StarSymbol" svg:font-family="StarSymbol"/>
    <style:font-face style:name="Tahoma1" svg:font-family="Tahoma"/>
    <style:font-face style:name="Times" svg:font-family="Times"/>
    <style:font-face style:name="Helvetica1" svg:font-family="Helvetica" style:font-family-generic="swiss"/>
    <style:font-face style:name="Bitstream Vera Sans" svg:font-family="'Bitstream Vera Sans'" style:font-family-generic="swiss" style:font-pitch="variable"/>
    <style:font-face style:name="AR PL ShanHeiSun Uni" svg:font-family="'AR PL ShanHeiSun Uni'" style:font-family-generic="system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" fo:font-size="12pt" fo:language="en" fo:country="US" style:letter-kerning="true" style:font-name-asian="DejaVuSan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Helvetica" fo:font-size="14pt" style:font-name-asian="AR PL ShanHeiSun Un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Times" style:font-size-asian="12pt"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Times"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 style:font-name-complex="Tahoma1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quare-mode="false"/>
    </style:default-page-layout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-characters="true" style:layout-grid-square-mode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First_20_Page" style:display-name="First Page" style:page-layout-name="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initial-creator>Brian Munroe</meta:initial-creator>
    <meta:creation-date>2008-03-11T09:37:40</meta:creation-date>
    <dc:creator>Brian Munroe</dc:creator>
    <dc:date>2008-03-27T14:50:58</dc:date>
    <meta:editing-cycles>39</meta:editing-cycles>
    <meta:editing-duration>PT3H59M19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4" meta:paragraph-count="50" meta:word-count="742" meta:character-count="4497"/>
  </office:meta>
</office:document-meta>
</file>